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0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0pt" fo:text-indent="-12pt" fo:background-color="transparent"/>
    </style:style>
    <style:style style:name="revEntry" style:family="paragraph" style:parent-style-name="none">
      <style:paragraph-properties fo:text-align="left" fo:margin-left="0pt" fo:text-indent="-12pt"/>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0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51:21</meta:creation-date>
    <dc:creator>Trihus</dc:creator>
    <dc:date>2012-10-24T13:51: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10\PreservePartFile1"
Const IsPreview = "False"
Const RunMacroFirstTime = "True"
Const IsCoverImageInserted = "fals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